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0b5664"/>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b5664" officeooo:paragraph-rsid="000b5664"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5664" officeooo:paragraph-rsid="000b5664" style:font-size-asian="14pt" style:font-weight-asian="bold" style:font-size-complex="14pt" style:font-weight-complex="bold"/>
    </style:style>
    <style:style style:name="P4" style:family="paragraph" style:parent-style-name="Standard" style:list-style-name="L1">
      <style:paragraph-properties fo:text-align="start" style:justify-single-word="false"/>
      <style:text-properties officeooo:paragraph-rsid="000b5664"/>
    </style:style>
    <style:style style:name="P5" style:family="paragraph" style:parent-style-name="Standard" style:list-style-name="L2">
      <style:paragraph-properties fo:text-align="start" style:justify-single-word="false"/>
      <style:text-properties officeooo:paragraph-rsid="000b5664"/>
    </style:style>
    <style:style style:name="P6" style:family="paragraph" style:parent-style-name="Standard" style:list-style-name="L4">
      <style:paragraph-properties fo:text-align="start" style:justify-single-word="false"/>
      <style:text-properties officeooo:paragraph-rsid="000cdf67"/>
    </style:style>
    <style:style style:name="P7" style:family="paragraph" style:parent-style-name="Standard" style:list-style-name="L1">
      <style:paragraph-properties fo:text-align="start" style:justify-single-word="false"/>
      <style:text-properties style:text-underline-style="solid" style:text-underline-width="auto" style:text-underline-color="font-color" fo:font-weight="bold" officeooo:paragraph-rsid="000b5664"/>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paragraph-rsid="000b5664"/>
    </style:style>
    <style:style style:name="P9" style:family="paragraph" style:parent-style-name="Standard" style:list-style-name="L2">
      <style:paragraph-properties fo:text-align="start" style:justify-single-word="false"/>
      <style:text-properties style:text-underline-style="solid" style:text-underline-width="auto" style:text-underline-color="font-color" fo:font-weight="bold" officeooo:paragraph-rsid="000b5664"/>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186eb" officeooo:paragraph-rsid="001186eb" style:font-weight-asian="bold" style:font-weight-complex="bold"/>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rsid="000b5664" officeooo:paragraph-rsid="000b5664" style:font-weight-asian="bold" style:font-weight-complex="bold"/>
    </style:style>
    <style:style style:name="P12" style:family="paragraph" style:parent-style-name="Standard" style:list-style-name="L2">
      <style:paragraph-properties fo:text-align="start" style:justify-single-word="false"/>
      <style:text-properties style:text-underline-style="none" fo:font-weight="normal" officeooo:rsid="000b5664" officeooo:paragraph-rsid="000b5664" style:font-weight-asian="normal" style:font-weight-complex="normal"/>
    </style:style>
    <style:style style:name="P13" style:family="paragraph" style:parent-style-name="Standard" style:list-style-name="L4">
      <style:paragraph-properties fo:text-align="start" style:justify-single-word="false"/>
      <style:text-properties style:text-underline-style="none" fo:font-weight="normal" officeooo:rsid="000b5664" officeooo:paragraph-rsid="000cdf67" style:font-weight-asian="normal" style:font-weight-complex="normal"/>
    </style:style>
    <style:style style:name="P14" style:family="paragraph" style:parent-style-name="Standard" style:list-style-name="L3">
      <style:paragraph-properties fo:text-align="start" style:justify-single-word="false"/>
      <style:text-properties style:text-underline-style="none" fo:font-weight="normal" officeooo:rsid="001186eb" officeooo:paragraph-rsid="001186eb" style:font-weight-asian="normal" style:font-weight-complex="normal"/>
    </style:style>
    <style:style style:name="P15"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0b5664" officeooo:paragraph-rsid="000b5664" style:font-size-asian="18pt" style:font-weight-asian="bold" style:font-size-complex="18pt" style:font-weight-complex="bold"/>
    </style:style>
    <style:style style:name="T1" style:family="text">
      <style:text-properties fo:font-weight="bold"/>
    </style:style>
    <style:style style:name="T2" style:family="text">
      <style:text-properties fo:font-weight="bold" officeooo:rsid="000b5664"/>
    </style:style>
    <style:style style:name="T3" style:family="text">
      <style:text-properties style:text-underline-style="solid" style:text-underline-width="auto" style:text-underline-color="font-color" fo:font-weight="bold"/>
    </style:style>
    <style:style style:name="T4" style:family="text">
      <style:text-properties officeooo:rsid="000b5664"/>
    </style:style>
    <style:style style:name="T5" style:family="text">
      <style:text-properties style:text-underline-style="none" fo:font-weight="normal" officeooo:rsid="000cdf67" style:font-weight-asian="normal" style:font-weight-complex="normal"/>
    </style:style>
    <style:style style:name="T6" style:family="text">
      <style:text-properties fo:font-size="14pt" style:text-underline-style="solid" style:text-underline-width="auto" style:text-underline-color="font-color" fo:font-weight="bold" officeooo:rsid="000b5664" style:font-size-asian="14pt" style:font-weight-asian="bold" style:font-size-complex="14pt" style:font-weight-complex="bold"/>
    </style:style>
    <style:style style:name="T7" style:family="text">
      <style:text-properties officeooo:rsid="001186e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ning Phase</text:p>
      <text:p text:style-name="P2"/>
      <text:p text:style-name="P3">Introduction</text:p>
      <text:p text:style-name="P1">The purpose of this initial planning phase, is just to get an idea of the time frame, and to try and narrow down what specific features are required for a first release.<text:line-break/><text:line-break/>So, I want to try and start this off in a somewhat formal way. I would like to have a sit down meeting with the three of you: Yvonne, Kevin, and Byron. My hope is to lead a set of question and answer sessions, where I can start gathering a list of requirements. I expect that we will need to have two meetings at first. Each separated by a day or so, <text:span text:style-name="T7">a</text:span>nd each meeting being <text:span text:style-name="T7">about an hour long</text:span>.<text:line-break/></text:p>
      <text:p text:style-name="P1"><text:span text:style-name="T6">Design Document</text:span><text:line-break/>After these meetings, I hope to have a fairly specific Design Document of the requirements. This will give me a good idea of how long before I can have a usable website. <text:span text:style-name="T4">I will be able to narrow down a list of </text:span><text:span text:style-name="T7">m</text:span><text:span text:style-name="T4">ust </text:span><text:span text:style-name="T7">h</text:span><text:span text:style-name="T4">ave features, which need to be accomplished first.</text:span></text:p>
      <text:p text:style-name="P1"/>
      <text:p text:style-name="P1">Now, this design document <text:span text:style-name="T7">won't be</text:span> set in stone. I want to make <text:span text:style-name="T7">the</text:span> <text:span text:style-name="T7">development</text:span> very iterative, so this design document will evolve over time. You will of course see how the website is developing, and want to add, or remove features. You will have new ideas, and change your mind on past ideas.</text:p>
      <text:p text:style-name="P1"/>
      <text:p text:style-name="P1">I will have this design document hosted somewhere online that you can look at if you desire. And this will be updated over the course of development.<text:line-break/></text:p>
      <text:p text:style-name="P1"><text:span text:style-name="T6">First Meeting</text:span><text:line-break/>For our first meeting, I want to start to get a good idea of what your expectations are, and what you would like the site to accomplish.<text:line-break/><text:line-break/>Following are a few questions that I would like you to think about, and hopefully write down some notes. If you have any questions to ask, also write those down. Most of these questions are purposely open-ended and generic. They are meant to get you thinking about what the real goals of the site are. The answers to these questions will help me ask more specific questions.<text:line-break/><text:line-break/><text:span text:style-name="T1">Now, it would be great if you all could think of these questions separately, without discussing it before the meeting. This way, you can come to the meeting with separate viewpoints. It's very interesting and helpful to see what the other people expect from the site, without having your mindset changed by other thoughts and opinions. This way in the meeting we can have a </text:span><text:span text:style-name="T2">few</text:span><text:span text:style-name="T1"> different perspectives to discuss.</text:span></text:p>
      <text:p text:style-name="P15">Questions</text:p>
      <text:p text:style-name="P1"><text:line-break/><text:span text:style-name="T3">Users:</text:span></text:p>
      <text:list xml:id="list2058135477" text:style-name="L1">
        <text:list-item>
          <text:p text:style-name="P4">Who will your users be?</text:p>
          <text:list>
            <text:list-item>
              <text:p text:style-name="P4">Just Do No Harm Clinic patients?</text:p>
            </text:list-item>
            <text:list-item>
              <text:p text:style-name="P4">Do you see your user group expanding past this?</text:p>
              <text:p text:style-name="P4"/>
            </text:list-item>
          </text:list>
        </text:list-item>
        <text:list-item>
          <text:p text:style-name="P4">Over the first year, how many users do you expect (or hope) to have?</text:p>
          <text:list>
            <text:list-item>
              <text:p text:style-name="P4">Over the first two years?</text:p>
              <text:p text:style-name="P4"/>
            </text:list-item>
          </text:list>
        </text:list-item>
        <text:list-item>
          <text:p text:style-name="P4">How do you see a user getting access to the site?</text:p>
          <text:p text:style-name="P4"/>
        </text:list-item>
        <text:list-item>
          <text:p text:style-name="P4">How often will a user come back to the site?</text:p>
          <text:p text:style-name="P7"/>
        </text:list-item>
      </text:list>
      <text:p text:style-name="P8">Administrators or Office Users:</text:p>
      <text:list xml:id="list124198233" text:style-name="L2">
        <text:list-item>
          <text:p text:style-name="P12">Who needs access to the site from the back end?</text:p>
          <text:p text:style-name="P12"/>
        </text:list-item>
        <text:list-item>
          <text:p text:style-name="P12">What tasks will a office user need to accomplish?</text:p>
        </text:list-item>
      </text:list>
      <text:p text:style-name="P1"><text:line-break/><text:span text:style-name="T3">Orders and payment:</text:span></text:p>
      <text:list xml:id="list761169021" text:continue-numbering="true" text:style-name="L2">
        <text:list-item>
          <text:p text:style-name="P5">How will a user give payment?</text:p>
          <text:p text:style-name="P5"/>
        </text:list-item>
        <text:list-item>
          <text:p text:style-name="P5">How will orders be filled once they are entered?</text:p>
          <text:p text:style-name="P9"/>
        </text:list-item>
      </text:list>
      <text:p text:style-name="P1"><text:span text:style-name="T3">Layout</text:span>:</text:p>
      <text:list xml:id="list515114141" text:continue-numbering="true" text:style-name="L2">
        <text:list-item>
          <text:p text:style-name="P5">Do you have any sites in mind that you like?</text:p>
          <text:list>
            <text:list-item>
              <text:p text:style-name="P5">Anything you would like to emulate?</text:p>
            </text:list-item>
          </text:list>
          <text:p text:style-name="P5"/>
        </text:list-item>
        <text:list-item>
          <text:p text:style-name="P5">Do you have sites in mind that you dislike?</text:p>
        </text:list-item>
      </text:list>
      <text:p text:style-name="P1"/>
      <text:p text:style-name="P10">Branding:</text:p>
      <text:list xml:id="list1051242643" text:style-name="L3">
        <text:list-item>
          <text:p text:style-name="P14">Do you have any names in mind?</text:p>
          <text:p text:style-name="P14"/>
        </text:list-item>
        <text:list-item>
          <text:p text:style-name="P14">Do you have any logo, or graphic ideas?</text:p>
        </text:list-item>
      </text:list>
      <text:list xml:id="list2106978254" text:continue-list="list515114141" text:style-name="L2">
        <text:list-header>
          <text:p text:style-name="P5"/>
        </text:list-header>
      </text:list>
      <text:p text:style-name="P11">Meta:</text:p>
      <text:list xml:id="list330015363" text:style-name="L4">
        <text:list-item>
          <text:p text:style-name="P13">Do you have a date in mind that you hope to launch?</text:p>
          <text:p text:style-name="P13"/>
        </text:list-item>
        <text:list-item>
          <text:p text:style-name="P6"><text:span text:style-name="T5">Do you know of any other companies doing a similar th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cBride</meta:initial-creator>
    <meta:creation-date>2011-06-03T16:34:39</meta:creation-date>
    <dc:date>2011-06-09T15:16:56</dc:date>
    <dc:creator>Robert McBride</dc:creator>
    <meta:editing-duration>PT68H26M32S</meta:editing-duration>
    <meta:editing-cycles>4</meta:editing-cycles>
    <meta:generator>OpenOffice.org/3.2$Unix OpenOffice.org_project/320m19$Build-9505</meta:generator>
    <meta:printed-by>Robert McBride</meta:printed-by>
    <meta:print-date>2011-06-09T12:48:52</meta:print-date>
    <meta:document-statistic meta:table-count="0" meta:image-count="0" meta:object-count="0" meta:page-count="2" meta:paragraph-count="32" meta:word-count="602" meta:character-count="3123"/>
  </office:meta>
</office:document-meta>
</file>